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2544016" text:id="ct825440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4220544" text:id="ct74220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9263616" text:id="ct892636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5999696" text:id="ct859996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8843552" text:id="ct7884355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2416208" text:id="ct8241620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2544016"/><text:change-start text:change-id="ct74220544"/>Adopt<text:change-end text:change-id="ct74220544"/>ed<text:change-start text:change-id="ct89263616"/> as a <text:change-end text:change-id="ct89263616"/>NMRA <text:change-start text:change-id="ct85999696"/>Standard<text:change-end text:change-id="ct85999696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8843552"/><text:change-start text:change-id="ct82416208"/>Version History<text:change-end text:change-id="ct8241620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59.111984046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2:59.026518460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4" meta:non-whitespace-character-count="385"/>
  </office:meta>
</office:document-meta>
</file>